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2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1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4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color="#000000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Боюсь заканчивать круги и делать их публичными. Мне кажется я не потяну социальную ответственность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власть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месть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контроль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перспективы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секс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еда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вод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я вижу по этому поводу в своей фаз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ичего. Боюсь. Не надо бояться. Но боюсь. Боюсь что долго. Боюсь что неидеальн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лирую до дыр лишь бы меня не побили за его существовани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дибил. Я знаю. Но у меня фоб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чу бежать но так чтоб не было прогресс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чу бежать туда но на месте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8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я колдую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Что затрагивает эту задачу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Моя гипотеза, почему этот вопрос важен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ишин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законченный круг сулит развитием мозолей от хорошо сделанной рабо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хочу “хорошо сделанную работу”. Я хорошо отдыхаю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чу отдохнуть от отдых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чу дел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так чтоб никто не замети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уй его знае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то-то е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это что-то мне не мешае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ишь бы прогресс был… равномерным чтоли хуй его зна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я хочу равномерность развитие круга. Иначе я рискую получить ботлнек и стереть пальцы в кровь латая нестыкуемый кусок пазл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укей…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19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ты можешь сейчас сделать чтоб сделать себе хорошо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пое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з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ожет фильм посмотре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оник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 скорости на мест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……………. я не хочу никуда двигать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выращиваю dx но я не хочу чтоб у меня с места сдвигался х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ожет реально надо подчеркнутые вещи с вопросника вне очереди реши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моу что мне кажется что лучше всего быть никем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4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26" office:value-type="string" calcext:value-type="string">
            <text:p>Примеры сегодняшних коэффициент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х3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 2014м был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х7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на 2020й год (долго не программировал)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ормально ж делаешь. Хул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раз два и готов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ест сюит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код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вс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угу. Тест кейсы. Знаю. Видел. Не хоч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надо тест кейсы. Модели составляет ИИ. Тебе только опознать надо. Отправить в ИИ фотк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роче. Ты боишься. Это поправимо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17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трах что отберу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трах наличия в жизни Дэна и т.п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Жен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хлебник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ете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сех подря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лько потому что ты сделал хорошо направление которое даже не планировал начин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ут всё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3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5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table:number-columns-repeated="128"/>
          <table:table-cell table:number-columns-repeated="896"/>
        </table:table-row>
        <table:table-row table:style-name="ro2">
          <table:table-cell table:style-name="ce45" office:value-type="string" calcext:value-type="string">
            <text:p>имею десять схем и ни одна не закончена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потому что как только заканчиваю – приходит какой-то еврей и всё отбирает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я даже шерить её хочу чтоб опередить отбирателей. 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отобрать то что и так публично – нельзя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table:number-columns-repeated="128"/>
          <table:table-cell table:number-columns-repeated="896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ок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короче страх что тебя побьют за приемущество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я понял. Это булинг. 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ладно. Пох. Решаем</text:p>
          </table:table-cell>
          <table:table-cell table:style-name="ce45" table:number-columns-repeated="127"/>
          <table:table-cell table:number-columns-repeated="896"/>
        </table:table-row>
        <table:table-row table:style-name="ro2" table:number-rows-repeated="115">
          <table:table-cell table:style-name="ce45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шкалой булеров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31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хочу собирать ромаш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не хочу стать пищей орлов которые на таких как я охотятс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логовик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сех кто что-либо создал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голддиггерш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еня унижают вечно за наличие прогресса в чём угодн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часто делали показательным примером того что будет если развивать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еня из политеха выгнали из-за того что я не хавал с одной помойки с которой жрут он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верю в себ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способен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 порядку – да. Но не в том порядке в котором выдумали мои мозг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……………………………………………………………………………………………….. любой порядок для виноградов групп – достойны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главное убрать слой проблем. Похуй с какого начин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в теории я это понимаю. Но в практике это просто означает взять проблемы на себя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17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боюсь бесконтролного роста пунктов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личества пункт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учше делать один но нормально чем бесконечно много чужих и бесплатн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порядок мне не нравит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почему ты это делаеш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иначе мне прийдётся жить в этом дерьме делая вещи по второму круг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ак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3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трах иметь что-то что отберут и больше не буде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у меня мать ноутбук отобрала когда я из политеха был отчислен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шли они нахер. Сук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ля них я не буду делать ничего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не для них делаешь. Ты пожинаешь плод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учишь их как выживать. В этом нет ничего плохого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7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усть кто-то другой закончи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ибо……………………………………………….. …………………………………………. ……………………………….. пускай если насилуют меня то так чтоб мне было хорош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не только и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аконец-то. Пошло. Браво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9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Какой перманентный вред нанесённый мне оно решае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изнасилования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сихологически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надо наверно дойти до психологии прежде чем браться за этот пункт… или … я не знаю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спасаюсь от одних психологических изнасилований (унизительных) а мне дают другие (приятные, в виде комплиментов от баб)… но не так чтобы блядь сказали что мол давай это само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Let’s fuck. Скажи ей это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говори это всем бабам которые делают тебе комплимен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удивишься результат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серьёзно. Устроит тебя такой отве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баба комплимент – говори ей “давай фак”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запомнишь эту мантру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. д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 вот и всё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16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бабу ты джерк-офф – запихни ей в горло член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.. эм…. ))… странно всё эт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вай так. Это не странно. Ты странны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но я хоть верю что они мне не даду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ть верю в …… хуй его знает. Верю что если не идти куда не просят то меня не побьют за попытк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. тебя просто факают чтоб ты туда шё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бывают бабы которые ебут за то что ты туда пришё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ты почему-то веришь первым но не вторы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авай наоборот. Посвятим год. Один лишь год. Траху тех вторых. Идё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баба говорит комплимент за твои знания… достижения… ты берёшь её за волосы и тащишь в тёмную кладовку чтоб засади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беими руками з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в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о dx/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а что dx. Ты хранил тулзы ускорения в голове до тех пор пока не пригодятся. т.е. ты при ней их юзал и смотрел – если будет комплимент значит можно подумать трахать её или 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ы хотел чувство выбора. Чувство что от тебя зависит тот факт, будешь ты её трахать или 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давай ты просто будешь их трахать. Дрочить не на выбор а им на лиц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онравилась тебе Оля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чен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 вот. чо. Еби е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би таких как он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баба комплимент – раком сделает ми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))))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иди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49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ЧСВ тех кто знает мои возможности и хочет меня унижать прежде чем о моих возможностях узнают баб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воя цель рассказать бабам но не парня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рисунки. Схемы. Но не видео. Парням похер на схемы второго парня. А вот бабам… бабы будут слушать. Потому что ты типа умны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вай. Шерь майндмапы и круги. Вс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хуй что незаконченные. Закончишь. Апдейтить будешь прогресс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мнишь ты когда постил успехи ты умел запостить то на что отреагирует только Оля или только Юля Калмыкова. Ты выберал таргет одиенс. И они реагировал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те кто нежелателен – не реагировали. Помнишь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 вот. Что. Колду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паблик. Чувак. Если ты двигаешься (согласно твоей формуле) к решению всемирной проблемы – то……. Мир тебе даст то что надо чтоб ты туда двигал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икто не даст тебе то что тебя останови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ли “укажет на твои слабости” как ты говоришь. Всем поху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клиентки у тебя все бабы за 40 с комплексам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увак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сё окей. Просто работа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сти на стенку себе свои круги. Пости тулзы. Прогресс. Ты увидишь что так лучше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07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тсутствие решений мотивирует их иск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кой мне им продавать рыбу если я им могу продавать удоч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 смысле могу им дневник продав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а продавай блин и рыбу и удочки, хули. Насрать что одно сокращает друго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ть люди которые никогда не купят рыбу только удоч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ть люди которые никогда не купят удочки только рыб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юди разны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нтересы тоже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Как это повторение делает меня лучше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икак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бью себе по рукам и стреляю себе в ноги лишь бы публично казаться дибило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как только я доказываю что я умный мне тут же бегут и говорят “реши наши проблемы”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ак будо они мне за это покажут сись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бегут с просьбами решить проблемы обычно не те кого бы я хотел выеб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те кто хочет покомандовать как мне жи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воровств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знаю. Я против того чтоб они ……………. думали что ко мне можно ходи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ни – моя повторяющаяся проблем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не выгоднее просто молча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. порядок очереди слышал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идаешь в конец списка и всё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1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ичо не знаю, я тупой вы умные, только отьебитесь от мен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уг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 короче ты не знаешь как сделать чтоб от тебя отьебалис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вот тебе проблем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рассмотрел в колдовств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ебя толкали туда чтоб ты решал всемирные проблемы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гда ты их решаешь – даже публично (в теории по крайней мере) – тебя не заёбываю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укей…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2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5" office:value-type="string" calcext:value-type="string">
            <text:p>БЛАГОДАРНО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* примеры благодарност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его (предмет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его существовани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ё что он(о) даё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ех кто мне что либо даёт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ё что мне приходит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ех ради кого оно создаётся поддерживается и защищаетс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ё ради чего оно создаётся поддерживается и защищаетс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* возможно ещё некоторые виды из вопросника самоанализ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бычно продают самые ликвидные и дорогие вещ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привык продавать блин...тапки. Это унизительно. Нахрена мне продавать товары которые являются не самым лучшим на что я способен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о той же причине по которой надо ебать всех доступных баб а не только самых лучших на которых ты способен. Из всех доступных выбираешь то что лучше и ближ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чера четвёрку. Завтра двойку. После завтра десятк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ткуда тебе знать что тебя будет двигать раст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вчера на Иру посмотрел как на фуфло. Когда увидел без космети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поверь если б ты попросил она б для тебя оделась в самый лучший шмот который е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расное кружевное бельё и т.п. хочется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? в чём проблема. Не тебе решать двойки они или десятки. Ты из Оли сделал блядь экономистку высшего разряда. Отдохни 4 дня если боишьс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я за то чтоб вылить это в паблик равно как ты вылил сегодня видео на бигайнд зе синс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ыложиш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ебе поможет. Им тож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рк ин прогресс – тоже норм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0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устое место. Человек-массовк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реально. Полный нол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нопланитянин который никаких инопланетных технологий не использу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уй его знает хто он тако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го даже не видн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молчит. Стоит в угл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 человек-икона блин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это ты. Человек-икон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еловек который имеет все эти дифференциалы и которого можно ставить в пример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людям которые не видели его в действии даже не понятно почему он там стои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го даже не замечаютэ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рисунок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 вроде как теперь зашевелилась немног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когда юзаешь – видят чувака который орудует на теле их социума дабы выжить самому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…. Полип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 гор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торая растёт за сыёт пускания корней в их социу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а если майндмапы то это как…. Как этот как его.. советник министра. Важная шишка в плане социума. Знает что где находит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ть и ничего не умеет в техническом план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олько доходит до прикладных решений – он делегиру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н не знает что лучше – рельса или плейн руби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уй его зна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ем ты хочешь быть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чу быть человеком который трахает красивых инопланетянок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оответствующих стандарта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значит расти не вглубь а вширь. Расти как грибок. Пустил в социум корни – не присваивай их труды которые они заюзали используя тебя. Покроешь более широкую площадь. И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й. а как же инопланетные шлюхи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оздатель блендера ёпты. Ты думаешь он будет считать себя владельцем твоих рабо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… не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ы может быть и фиксишь рынок… но горы строят те кто тебя юзают а не ты. Понимаешь. Тогда каждая чувиха которая видит гору будет думать о тебе. Потому что ты – океан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 но фанатизма мало. Я хочу чтоб их ебать но ещё и чтоб они мне делали комплименты и т.п. типа ути ты такой умный бла бл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полип. И сквозь мир в самое сердце его существова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 что ты делал тогд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ть мысль постить только те проекты которые по своей сути достают до центра вселенно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справить антикварный рынок это конечно крут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нас интересует опознание любых б/у предметов во вселенной. Кто сколько даст и т.п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есь проект. Ты же помнишь. Эвалуейти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можешь – давай. Если нет – лучше не пости ничег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рошо знать не только сколько оно стоит но ещё и где это можно продать. В украине или в мир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з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выше твоего уровня подготовк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оно тебе даст что ты хочеш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мплименты модельных баб не только внешне но и по характер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всё таки скрейпить обьявле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сё таки поисковик состояни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знаю что тебе сказ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познание это отдельный бизнес с этой точки зре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тя нет. Может и не…. Может ты просто не знаешь ещё насколько это крутой рынок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пускай оно докопается до сути того что обьединяет наши с вашими мир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взаимоотношения между нами и вами (пришельцами)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ы уже не гора. И не полип. Ты мост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еловек берущий плату за проезд по мост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озяин мост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будеш иметь что ты хочеш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а если выполненный круг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ПУ сортирует и т.п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что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ничего. Тогда ты хочешь их выжить. Обычных люде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а если я продаю это как ки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огда ты их бог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чу свой писюн в вагинах инопланетянок. Как мне этого достичь через этот проек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Little project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Так его и назов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И Work in progress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The aim is to fix the antiques market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бла бла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Here’s what’s done so far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Green steps are done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White ones are still pending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Current step is in green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Stay tuned for the updates, I’m going to update this picture as I go forward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Ок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френдл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упер… вот так и работай. Если дик в их ваджайнах. То это… давай так. Инопланетянок модельной внешност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нопланетянок типа этих генетически отборных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мозги я могу исправить но генетику нет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поуки из корня мира в аутерспейс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один за други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нвеер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ичо что ворк ин прогресс не пости. Просто законч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роче ощущение “чё-то там чё-то там”,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ипа “кусок мира который был в недрах мира чтоб нашёл свой путь в мир благодаря мне”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ипа не расчищать дорогу для его проростания а … выкопать дырочку и создать для него путь на поверхнос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возможно не один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тогда МООЖЕТ БЫТ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буду иметь вот это комплименты и секс одновременно и никакой крити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monetize one worldwide breakthrough at a time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икаких “you need this and that tool”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нопка. Всё. Евалуейт – пост. Больше ничег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тут этот проект рассыпается потому что эта хрень должна прорости без “агентов”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ама по себ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ипа есть я и он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я не смогу оценить все вещи в мире без помощи всех людей в мир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ут нету ценност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ет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икако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 ты и говорил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ипа взять очень узкое глубокое перспективное и недосмотренное направление которое изменит мир, и развить его до максимума (кругом, проектом, как хочеьш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тогда его презентов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иди по списку, но у тебя что-то не то с твоими ……. приоритетами хуй его зна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там нету например вещей которые стоят под ногам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ты тратишь столько времен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ипа просто возьми и автоматизируй вопросник например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тоб наводят камеру на предмет а вопросник придумывает проект по поводу этого предмет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ботлнеки реша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т что надо дел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не отвёртки продавать под видом антиквар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ж видиш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ещи никому не нужны кроме ебанутых баб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ть бабы ебанутые на перспективных чуваках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би лучше их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ебе надо видеть проек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антиквара в твоих проектах по дневнику щас НЕТУ,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делаешь его вне очереди и т.п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лько потму что у тебя этого барахла мног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ыброси его и всё. Не трать время. Честн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олько такое не противоречит твоим целям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38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8"/>
        <table:table-row table:style-name="ro2">
          <table:table-cell table:style-name="ce2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ы не боишься делать круги публичным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боишься прослыть как чувак который продвигал неважную бесперспективную тем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хочешь быть чуваком который развивает ми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не бизне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не хочешь быть круты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хочешь быть полезны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хочешь баб которые дрочаат на полезных чувакоо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честно антиквар это до жоп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ипа ууууууууу монетка чува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болезн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отере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люди которые их переберают больные на голов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их видел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 но я могу их вылечить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чем? Тем что выгонешь из рынка. Так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познавалка в топе по приоритетам внутри проекта. Но за его рамками она нигде даже не упомянут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бби превратилось в бизне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жте пенопласт, девоч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вам нож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бред понимаеш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изнес рассыпается при попытке дожать до максимума каждый компонент И сберечь то кто ты ес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ты не учё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 противоречит ли наличие у меня такого круга моим целя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ак. <text:s/>Во время часа в душе и т.п. мне пришло понимание что это вот конфликтное желание трахать и делать и что-то кому-то давать и непонятно что…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что оно всё мол сигналы каких-то “мамми-ишьюс” связанных с низкой самооценкой.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мол комплимент от бабы – и мне сразу кажется что я должен быть самым богатым человеком на планете, что-то ей давать, трахать её и т.п.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т.е. знаешь я думаю может быть стоит… рассмотреть вот эти “мамми ишьюс” и они абсолютно изменят мои приоритеты и я не буду браться за каждый проект за который меня хвали мама.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т.е. я не буду копаться в дедовом старье и так далее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думай об это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.е. мне кажется что отсюда страхи и т.п. “не потерять то за что меня хвалит мама”. хз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прозвучала такая мысль что может быть я не тот кем себя считаю.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5" office:value-type="string" calcext:value-type="string">
            <text:p>Увидеть, что оно, и каждая его часть - это 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+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32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5" office:value-type="string" calcext:value-type="string">
            <text:p>Увидеть, что оно и каждая его часть видит во мн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трах его заканчивать это тот же страх который толкал тебя его дел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пробуй решить тот “мами ишьюс” или “дедди ишьюс”. Посмотри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да. Вот эти короче комплексы и т.п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30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8"/>
        <table:table-row table:style-name="ro2">
          <table:table-cell table:style-name="ce2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и есть защит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т проблем как извне так и в дом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хочешь делать. Но люди в доме хвалят тебя за достижения “конфетками” и прочим дерьмо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т организм и протестуе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вот и ещё одно всплыло. Меня выгнали из чата когда я написал какой-то куриц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о словами “это моя самка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я сразу пошёл искать как этот говночат заддос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о бляд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это одна из причин. Стоит меня похвалить какой-то бабе (публично) так тут же сбегается стадо баранов почему хвалят не их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иходится драться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доел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 тогда это уже не мамми или дэдди ишьюс. А тут скорей ишьюс с тем на кого ты клюёш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ты всегда идёшь к тёлкам которые вызовут вот такие проблем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 тех которые позиционируют себя как “даю всем”….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уй его знает. Это всё равно ишью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его ты хочеш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трахать “бикоз ю кэн”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БЫ ХОТЕЛ К НЕЙ ЕХАТЬ И ТРАХ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 но мне нравится что я главный в этой дыр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екрасный серёжа и т.п. да? И тут же прийдёт Виктор Сергеевич и будет чмырить тебя за то что тебя мама при нём называет “прекрасный Серёжа”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 твой выход типа не иметь то за что хваля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тупо звучит. Но есть тако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когда ты не имеешь… тебя чмырят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мама. Что не имею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.е. проблема – публичность мамы о твоих успехах? Или что-то другое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корей то что я живу в мире в котором за любые успехи чмырят все прохожи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 ну виноградов груп вроде это решает. Разве нет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.. скорей вопросник. хз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иноградов групп это не решает. Потому что хвалить тебя иногда могут за проект который не пропущен ещё через вопросник. Так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твою целостность ты через вопросник не пропуск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чему кстати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……………… не знаю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вот подумай об этом а тогда будешь ныть что тебе не дают кого-то там трах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проблема щас в том что тебя чмырят за успехи. Я понял. Мама двигает тебя вперёд и хвалит (как и другие бабы которые тебя комплиментят) а ты берёшь и ноешь им о случаях когда тебя унижали или у тебя что-то не получалос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ы не хвалили “при людях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это типа “не круто” если мама хвалит за вещи которые достижениями всемирного уровня не являю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за всё что не является достижением всемирного уровня люди унижаю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чмыря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за достижения всемирного уровня – многие хвалят но типа не вс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мырят в смысле отбирают права. Сажают тебя в тюрьмы и т.п. если ты можешь чего-то чего не могут они – они тебя гробя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ты и хотел постить свои круги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эта проблема существует. И она не в тебе. А в мире. Потому ты и уехал в хмельницкий. Потому что ты посмотрел в глаза всем чувакам которые что-то от тебя требую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сказал мол блядь окей если вы так то покажите свои лица. Покажите всем кто вы на самом деле прежде чем я что-то вам да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……………………………………………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ы записывай записывай. Проблема в том что у тебя много потребностей и много проектов. Но как только они появляются – кто-то тебя чмырит. Чтоб отобрать у тебя что-то ценно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низи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росить в тебя помидо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 бил гейтсу торт в лицо бросил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сто потому что он настолько более богат что у других нет шансо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сле чего билл гейтс завещал все свои финансы на черити после его смерти и ходит всех просвящает о том как ж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живёт в скромном особняк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не иметь больше тортов. Брошенных в лиц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ть тако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гнал бы свою целостность прежде чем идти дальше. Это не мами ишьюс даже. Это потребность целостности которую надо обеспечить целым блядь кругом преимущест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видеть рычаги и т.п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ты прав. Есть такая хрень. Что мол как только у меня есть круг за который меня похвалят – если нет убийства за его унижение – тебя будут за него униж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помню . Разинков и т.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гда тебя били просто потому что иначе им прийдётся признать что они безнадёжн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ипа все девочки в класе вдруг стали мо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к тебе сразу полезли драться все подря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именно по этому ты начал обзывать их, отталкивать и т.п. ты ещё в 18й школе понял что девочки конечно твои но когда они прям все твои – к тебе лезет быдло с попытками тебя останови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не ишьюс. Это проблема социума. Булиинг называе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не расти потому что мы за тобой не успеваем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ты нацист”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евчонки любят нацистов. А парни не очен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ты и выбираешь направления которые не видно пока не спрося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значит – зачастую и бесполезны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расскажи мне об этом. Об этих ситуациях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видишь мать делает всё чтоб тебя вытолкать наверх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выходишь на что-то. И тут же понимаешь что о боги меня щас будут унижать… и начинаешь отталкивать маму типа “чего ты меня толкаешь туда, меня там бьют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 то время как……………………………………………………………………………………………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лядь. Потому ты и общаешься аноним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ать тебя нормально воспитыва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рректиру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ез неё ты фуфе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ез её………… вдохновлений………. Тебя………. Решать всемирные проблемы. Так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. В классе где я был новый я всемирные проблемы не решал. Я хотел быть главным на всей территории грани которой я вижу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есть горизонт, за которым незна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всё что перед этим горизонтом… всё моё. И всё безопасно. И можно пойти к любому поиграть баскетбол и меня примут. И можно подкатить к любой девочке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помн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5 лет. Будивельнык. Дискотека. Ты пригласил девчонку которая красивая а в тебя кидает шишки пацан которому не хватает яиц к ней подойт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проблема в людях которые считают что могут что-то иметь, но ничего для этого не делают. Которые кидают шишки в человека который просто взял и сделал что надо. И танцует как награда за это с красивой девчонко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нимаешь, да?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ы вернулись к психологии. К способности вправить мозги прямо на месте. Вернулись к теме твоего образования. К тому какую сферу ты выбрал. К твоей способности быть менталистом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ведь помнишь да? Кому что сказать и т.п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ёпты решение есть какое-то у этой херни или как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хочешь сказать я колдовал это? Или что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не знаю. Определи рамки проблемы вначал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озвучь её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огда я беру то что кто-то хочет взять но боится – то этот кто-то бросает в меня шишки / какашки и думает что он должен был это сделать а не я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 вот. Ты здоровый самец из города. С мамой. С руками. С головой. Учишься день и ночь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ведь помнишь да, после этого сезона ты стал закрытым. После того как твоих девчонок начали ………. унижать чтоли … даже не унижать… претендовать на них. Именно не брать по принципу “ну раз не занята – подойду попробую”. А претендовать – мол сидеть и планировать свой большой план подхода. Неспособные делать это на ходу. Потому что у них какой-то там план. А ты взял и типа без плана (с их точки зрения) подошёл и у тебя получилос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потом тебя бьют мол ты наш план наруши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кобы украл. Уг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…………………………………………………………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хороший пример. Показательный. Он показывает суть проблемы. Почему ты не хочешь его разобрат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с той же вчерашней Ирой. Она тебя похвалила, а ты сразу ей высказал всё лишь бы она чётко определилась мол “тебя выбрать или кого-то другог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мол если ты выберешь меня то вот почему ты для меня важн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если выберешь кого-то то я хочу об этом знать наперёд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.е. ты хочешь ебать тех кто уйдёт от других к теб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умный хорошо воспитанный развивающийся чувак живущий в идиотском мире. Мире идиотов. Включи телевизор. Там 24 на 7 рассказывают кому ты что должен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менно по этому ты проекты которые убьют весь рынок наёба хочешь раскрывать только в конц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аск так же делает. Молчит пока не запусти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л “ах да, мы сделали ATV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e More Thin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наешь………………………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вроде как единственная защита от этого бреда известная на сегодняшний день человечеству это делать релиз только завершённых проектов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тоже так дел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не скрывать их существование а сделать из этого пресс релиз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ы люди понял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пришла их смер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не спрятали тебя за стеной неведенья толпы как это делают пресс релизами репортёр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торые всё перекрутят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я напомню. Ты подошёл к девочке “давай потанцуем”. Она согласилас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чувак думал в башке как бы сделать так чтоб она согласилась. Строил планы. Т.е. для него она……… нечто что надо наебать. Впарить себя. Использовать. Украс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вор. Клептоман. Пытается тебе вправить мозг после того как ты подошёл и спросил мол девочка давай типа потанцуе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ведь помнишь он ещё и Юлю Волкову ударил где-то там что она плакал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мн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бы убил его щас наверн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….. не убил бы. Но да. Была проблема. Ты помнишь ту ситуацию когда кто-то там сидел за спиной пиздел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подошёл и двинул ему в живот. И пошёл дальш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он на следующий день шото там среди своих дружков тебе умничал а ты морду кирпичом делал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помню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помни. Как так вышло. Что в один день ты ему двинул. А в другой день ты пытался его обходи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просто я смотрю в головы всех вокруг. Всех кто заинтересован, кто не заинтересован. Я ж вижу типа. Смотрю через гармонию как устроен эгрего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………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ипа что. Я что блядь драться с ним буду? Опять? Нет. Значит либо я первый раз плохо двинул, либо второй раз будет какое-то наебалово – хз. Я помню эту ситуаци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не знаю что тебе сказать. У меня нету ответа на этот вопрос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ть комплименты. Публичные. Точнее даже есть нечто что хотели бы многие люди а получил 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как только это происходит я пытаюсь от этого избавиться потому что иначе прийдёт быдло которому все всё должны и будет вызывать меня на дуель чтоб я ИМ доказал что я этого достоен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М бляд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ое вообще дело ОНИ имеют к тому что на данный момент МО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сидишь блядь ничерта не делаеш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тут кто-то получил а ты нет – и ты начинаешь хернёй страдать якобы ты сделал так много что это должно к тебе прийти сам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анипулятор хренов. Сидишь блядь в комнате и думаешь что всё что происходит это ради тебя. Подойди да спроси. Надо ты ей или н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спроси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казала бы нет – подошёл бы к другой. Тоже мн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это проблема. Понимаешь. Потому что рыжая чувиха-модель это …………… приколь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помни когда Оля был в платье Мальвины. Как тебе было некомфортн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второй раз когда была в красн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шёл такой типа “ЫЫЫЫЫЫЫ”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бежать хотел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динственная причина почему ты не убежал – потому что она вела тебя в кафе и она каратистк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…………………………………………………………………………………. Я не знаю что ответить. да. Есть проблем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ть чуваки которые считают что вещь которую при них взяли была ихня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. есть тако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даже вон целый психотест разработал чтоб увидеть что эта вещь действительно мне нужн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место того чтоб ………………. хз………………. Просто продать её сразу не гляд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 это делал бы антикварщик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мне дел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вай так. Проблема каков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ли ты что-от заслужил……………………………………………… ну то есть взял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ал обьектом выбора коточ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з всех что-то одно (какая-то потребность) попало теб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ты избавляешься от этого потому что вроде как боишься что щас придут и тебя побью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даже думаешь что ты этого не заслужил. Или пытаешься доказать (что является умственным расстройством которое ты даже название знал… какой-то там синдро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 есть такое…………………………………………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у так вот. т.е. вопрос а) побьют ли тебя. В действительност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прос б) с какой стати тебя вообще бью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это мне напоминает как что ты себе барыжишь ноутбуками а к тебе прийдёт какой-то мент “ты не заплатил налоги, иди в тюрьму”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. В точк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 что? Делай выводы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аки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оход тебе не нужен и достижения тож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ибо так либо прийдётся им (вот этим людям) отдавать 15% того что ты взя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равится тёлка? Держи помацай сиську и иди наху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 да да. Вот. Вот так я это воспринимаю. Типа блядь. Откуда. Что за наху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………………………………………………………………………………… и потому ты хранишь dx-ы и экономишь их трату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взять что-то на 100% так чтоб тебя не поймал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ир отравлен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олотая лихорадка признана “незаконной” (потому что люди которые берут всё себе и не делятся часто умирают и т.п. - вспомни, wild west и т.п.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менно потому он был и уайлд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один находит кусок золота, остальные думают “почему не они нашли” и начинают его чмыр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бивают ради золот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ребуют процен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т.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ть тако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гангстерские войны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плати дань а то разобьём магазин” и т.п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ДА!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угу. И социум утрясся на каком-то уровне что мол если отдавать Х% (для одного социума это 18%, для другого 60%) то другие тебя не трону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 нацистов 60%. у них принято отбир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 тебя 18%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гу. Есть такое. И либо так либо не име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ибо чтоб кто-то другой это решал а вы его хвалил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чешь иметь больше всех – значит твоих 18% будут самым большим куском пирог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вижу проблему. Погоди. Я думаю. Решаю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вспомнил ту ситуацию с пиратами и организованной приступностью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люди даже обьединяются вокруг того что ты “заслужил” (заработал, т.е. ты работал над собой пока колдовство не начало приходить к тебе)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ади того чтоб вот так………….. потом………. “делиться”…………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отдавать 18% чтоб эта хрень не возникала”. Отдавать 18% ментам которые их гоняют (в теории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вроде как если давать меньше то либо менты станут проблемой либо на всех гангстеров ментов не хвати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с твоей точки зрения платить надо 18% в любом случае. Либо этим чмырям (“помацай сиську и вали”) либо ментам (“чувак, помацай её сиську и защити меня от того чмыря”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ойный отв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нты – зл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а что. да. Зл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.е. я в любом случае на 18% в проигрыш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зависимо от того ментам я это дам или тому быдлу сбежавшему с зоопарк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азница лишь в том что если дать быдлу то эта проблема будет разростать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если дать менту то уменьшаться или по крайней мере уровень не будет меняться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спомни свои дивиденды. Сразу 18% и не ебёт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………………………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тсюда опять таки вывод что если ты можешь сделать так чтоб эта проблема не разросталась то это будет считаться самозащито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л если ты можешь сделать что-то чтоб проблема прям вот начала уменьшаться… и сделаешь это…………………………………………………………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проблема будет …………………………………………………………… т.е. если она будет уменьшаться после того как ты это решишь то …………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роче надо было разбить ему морду до крови. Прям так чтоб никто больше вокруг не хотел этим бы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казательная казн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 том уровне на котором ты говориш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омать ему каждую кость на роже. Чтоб опустить его до того уровня с которого не возвращаются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 это будет считаться ты говоришь самозащит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………… ……………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чт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а ничо я просто думал что ………………………………………………………………. ну не знаю мне бы мать сказала что это слишком. Что это нападени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лучший вид защиты – нападени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о если разбить рожу не привселюдно то это говно будет всем рассказывать что напал на него я. И со мной будут обращаться как с криминало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равно как тот бедный доведённый до ручки чувак убивший свою мать кувалдо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она его заебал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торую делают крайней мол “вот ты блядь с ней не поговорил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н решил эту проблему. Просто никто не понял какую именно проблему он реши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роче пиздить без свидетелей которые видят что он не прав ты не хоте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ты и того чувака не хотел б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он всё перекрутить пытался так будто ты агрессор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 этому твои круги всё решают как надо. Виноградов групп. Я думаю что это реально решение всех твоих проблем. Ты учишься. И решаешь проблему на рынк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сли б ты ещё её РЕШИЛ – вообще б тебе цены не был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 ……………………………. были ситуации в твоей жизни когда ты хотел прекратить какую-то хуйню (сделать показательную казнь) – типа как чувак в игре в карты пытался наебать что ты не выигр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кто-то там лез тебя воспитывать мол якобы “драка это плохо, независимо от того кто прав а кто нет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…………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казательные казни рулят. Им десятки тысяч лет. И они всегда работали. И привели людей к сегодняшнему миру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………………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я реально думаю что может быть стоит довериться инстинктам которые говорят что если показывать ЧТО и ПОЧЕМУ ты решаешь – то можно заявлять об этом публично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ишь бы тебя не остановили. Все эти “левые” которые считают мол “а как же наши джобсы” и т.д. знаешь мол “а как же то что нам дают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вот ты мол блядь решаешь а что будет когда ты это решишь”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“вот ты говоришь что ты его казнишь а что будет с нами”……………. Хотя нет. Видишь………………………… проблема………………………. Проблему ты уже реши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уже РЕШИЛ что ты будешь дел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прос лишь в том чтоб СДЕЛ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прос лишь в том что многие люди были наёбаны на этом…. Я не знаю. Я не знаю. Я знаю что ты потратил два дня пытаясь отдать им 20% (непонятно 20% от чего)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тя можешь просто их всех уб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кого ты боишься будут вынуждены искать новый хлеб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икинь если б Тесла предупредила Форд что она будет выпускать вот эту машин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Тут всё.</text:p>
          </table:table-cell>
          <table:table-cell table:number-columns-repeated="1023"/>
        </table:table-row>
        <table:table-row table:style-name="ro2" table:number-rows-repeated="10482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8"/>
        <table:table-column table:style-name="co1" table:number-columns-repeated="1023" table:default-cell-style-name="ce28"/>
        <table:table-row table:style-name="ro2">
          <table:table-cell table:style-name="ce50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>
          <table:table-cell office:value-type="string" calcext:value-type="string">
            <text:p>хм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. по ходу это надо тебе круг потребности сделать через глобальные приемущества и вс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уже благодарил. Осталось ещё и использов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иня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дставь тебе бы Ира написала “Прекрасный Сергей”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ублично………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 её страниц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………………….. хочу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 А тепреь представь. Что она делает это на твоей страниц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ловко. Нет. Только не это. Хотя………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закончи круг короч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бе поможе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ни не знают. Как. Но знают что помогут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 блин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 ладно. Иди.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сделать чтоб оно увидело во мне и всех моих частях себя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мне теперь так насрать на всё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 прям вообще. На вс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т вериш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эти бизнес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круг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люде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комплимен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моне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похвал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временные решени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давлени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то что у меня что-то не получилос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 всё блядь мне похуй тепер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у меня такого никогда не было, сколько себя помню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.. отдохнёшь-увидишь что так работать лучш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д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ут всё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16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было хорошее решение. Подожди минут 20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тут такая мысль…. Вот когда я сайт делаю. Я тоже знаю “круг”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начале сделать скелет, потом плюшк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.е. вопрос в том что я буду постить то что знает любой профессионал в этой сфер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но профессионалов нету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и в одной сфер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наче б эти рынки давно устоялис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 эм………………………………….. ок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делать круг короче. И разрекламировать его. Если я хочу его продав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ли забить бол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ельзя делать круг “только себе” если его нельзя потом прод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продать его нельзя. Только его част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это должен быть следующий вопрос круг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могу ли я этот компонент легально прод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если нет – до свида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м…………………………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иди. На сегодня вс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против такого вопроса кстати. Вот пересадка сердца например. Я его продать не могу. Как хирург. Но я могу его пересади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.. эм……….. да. Ты прав. Значит законные проекты бывают законны только если у тебя есть лицензия. т.е. если ты получил разрешение от правительства его продав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30" office:value-type="string" calcext:value-type="string">
            <text:p>ок. поправка. Могу ли я этот компонент продать легально (его услуги, или его как вещь). Включая случаи когда мне для этого нужны какие-то легальные разрешени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здец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сле года R&amp;D оказалось что я опять не могу занять ключевую позицию на рынк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ичтожен. И все мои попытки удовлетворить маму фуфл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альчиками пидарасиками дом обставила блядь будто это чего-то стои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серьёзная брешь в системе. Вопрос к элементу круга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знаю. Я не ожидал такого поворот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думал что всё это фуфло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49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компоненты круга должно быть легально продать при желани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не трудно признать поражение но я смирюсь если над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думал кончится чем-то более приятным чем “живи с тем что есть”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до делать другой круг наверно. Хуй его знает. Я не ожидал. НЕ ОЖИДАЛ того факта что я не могу стать лучшим продавцом антиквара без нарушения закон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ожид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(плачу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ожидал. За что мне всё это…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. иди отдохн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ГОД ЖИЗНИ ВПУСТУЮ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1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3">
          <table:table-cell table:style-name="ce25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45" table:number-columns-repeated="255"/>
          <table:table-cell table:number-columns-repeated="768"/>
        </table:table-row>
        <table:table-row table:style-name="ro4">
          <table:table-cell table:style-name="ce26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у меня опустились рук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общ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т прям вообще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. о. Бщ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могу продавать эти вещи но без кликера я не стану самым лучши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кликер это значит вред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ука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юбое б/у это нелег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юбое б/у. Сук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юбое блядь б/у – нелег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колько можно на это попадать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ещь б/у?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значит автоматизация её продажи – нелегал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ерый рынок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ерый потому что в с виду белой схеме есть серые компонен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б/у сука…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б/у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зато у тебя будет Ир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…………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ук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ты не думаешь что постинг система станет легальной если пропущу кликер через вопросник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 нет чувак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о ведь законы везде разные. Где-то можно нож где-то 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……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ОЧЕМУ? ПОЧЕМУ ВСЁ ТАК СЛОЖНО? ……………. ПОЧЕМУ ЧТОБ ИЗМЕНИТЬ МИР НАДО ПОТЕТЬ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 эм. хм. Дурацкий вопрос. Ты просто убрал видимость деятельности и понял что всё остальное до жоп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АМ МИЛЛИОНЫ КРУТЯТСЯ. А Я………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. вот именно. Милионы денег крутятся в нелегале. Среди людей которые убивают за эти средневековые сабли. И всё это фуфло. Музейно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торое хранят лишь бы на него зыря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вытрешь этот рынок когда сделаешь наконец свой сайт публичным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491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8"/>
        <table:table-column table:style-name="co1" table:number-columns-repeated="1023" table:default-cell-style-name="ce28"/>
        <table:table-row table:style-name="ro5">
          <table:table-cell table:style-name="ce51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система рухнул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 недосмотр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компонент у неё……. Есть……… незаконный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онеты он коллекциониру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хвостики блядь сравнива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.. я не знаю чувак. Я не ожидал. Ты не ожидал. Никто не ожидал. Но это произошл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потратил год впустую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ог бы и раньше увидеть если <text:s/>б не дрочил а дел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3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(моя гипотеза что этот вопрос важен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……………………………………………………………………………………… вопрос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ое тебе дело до законности если они все находятся на полке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сли виноградов групп защищае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могу показать. Свой проект. Не могу показать что я вижу. Опя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кономлю сука пять копеек но трачу миллионы лет не в ту сторон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понял. т.е. виноградов групп не означает что можно заниматься чем хочеш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.. наверно .я хуй его знает. В доме вокруг одни вор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эти вещи это блядь пиратские трофе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торые надо сложить в коробку и выкину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……………………………………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чтоб какой-то бомж их нашёл и говорил всем что он нашёл клад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утилизировать их бляд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делай поспешных вывод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ожид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. ………………… ……………….. …………………….. ………………….. …………………… …………………….. ………………….. 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о жопы этот проект. Больше никогда не буду анализировать б/у вещ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что делать с рюмками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вопросник никто не отменя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ЧТО. ДЕЛАТЬ. С РЮМКАМИ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 кликер нелегален. Ты посмотри хоть легален или 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как больно сука это пиздец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всё ок. Это жизнь чувак. Это не боль. Это злость. Нормальное состояние адекватного человек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желающего не жить в дерьме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…………………………………………………………………………………………………….. <text:s/>я ты прости но я хочу разбить всё это нахуй. Все эти сраные рюмк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вай так. Рюмки завтра проанализируй. Любые. Любой комплект. Какой душе угодно. И если тебе не пойдёт – закроешь всё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это пиздец. пи. Здец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дец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дец блядь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з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л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ц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ец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и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з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ц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д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ц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дец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467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ЭТА ПРОБЛЕМА решае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круг сомнительный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33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25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не круг боишься дел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боишься серых схем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схем в которых “не пойман не вор”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так и надо будет скрываться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прав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 украине есть миллионы …………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иллионы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руках нелегальщик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ты не получишь ни цента из этих миллион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даже несмотря на то что ты хороший честный человек делающий качественные проект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илллион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йобанные миллион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до валить из стран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думал религия мне помож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а всё свелось к легальным частям системы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ушел с рынка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доело благодарить мусор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да но ты будешь его благодарить на халяв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буд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альцы сука стёр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ты выгорел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 буду. Пошло всё нахер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06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ЭТА ПРОБЛЕМА колдует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аверно колдовала чтоб я сделал мир лучш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наверно те дифференциалы были лучшим выводом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может реально стоит шерить майндмапы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е знаю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ничо уже не знаю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издец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28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30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ету системы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вообще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пришёл к выводу что надо добавить к вопроснику один вопрос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 каждому элементу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 той максимальной форме (всепоглощающей) могу ли я продать эту часть как сервис или как вещ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ответ был нет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жоп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проебал молодость. Всю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сю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знакомства на улице тоже блядь нелегальны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………… потому что сука я не могу накончать кому угодно без последствий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и пердеть блядь нелегально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тому что если б я пердел больше чем все люди в мире вместе взятые то……….. меня бы арестовали за загрязнение атмосферы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 мире дохуя вещей которые нелегальны когда дойдёт до существенных обьёмов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Ну…………………………. Ну ты сероводород можешь в баллоны загружать и продавать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ам есть лицензия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всё равно сука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задрало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омпьютер блядь нелегален.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я хочу умереть. 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от теперь наверняка.</text:p>
          </table:table-cell>
          <table:table-cell table:style-name="ce45" table:number-columns-repeated="255"/>
          <table:table-cell table:number-columns-repeated="768"/>
        </table:table-row>
        <table:table-row table:style-name="ro2" table:number-rows-repeated="65505">
          <table:table-cell table:style-name="ce4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4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а может даже в музей эту вещь дать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26" office:value-type="string" calcext:value-type="string">
            <text:p>а так хоть отобью вложенные деньги.</text:p>
          </table:table-cell>
          <table:table-cell table:style-name="ce45" table:number-columns-repeated="127"/>
          <table:table-cell table:number-columns-repeated="896"/>
        </table:table-row>
        <table:table-row table:style-name="ro2" table:number-rows-repeated="121">
          <table:table-cell table:style-name="ce45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52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5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5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5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5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45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2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row table:style-name="ro2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52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2" office:value-type="string" calcext:value-type="string">
            <text:p>Competition is a sin (80/20, automation)</text:p>
          </table:table-cell>
          <table:table-cell table:style-name="ce52" office:value-type="string" calcext:value-type="string">
            <text:p>Biggest bang for the buck</text:p>
          </table:table-cell>
          <table:table-cell table:style-name="ce52" office:value-type="string" calcext:value-type="string">
            <text:p>% износа (текущий)</text:p>
          </table:table-cell>
          <table:table-cell table:style-name="ce52" office:value-type="string" calcext:value-type="string">
            <text:p>% отставания от блидинг еджа мира</text:p>
          </table:table-cell>
          <table:table-cell table:style-name="ce52" office:value-type="string" calcext:value-type="string">
            <text:p>Мат. Модель</text:p>
          </table:table-cell>
          <table:table-cell table:style-name="ce52" office:value-type="string" calcext:value-type="string">
            <text:p>Проектный вопросник</text:p>
          </table:table-cell>
          <table:table-cell table:style-name="ce52" office:value-type="string" calcext:value-type="string">
            <text:p>Как преотвратить поток автоматизированных дескредетаторов</text:p>
          </table:table-cell>
          <table:table-cell table:style-name="ce52" office:value-type="string" calcext:value-type="string">
            <text:p>Как обойти защиту такого уровня если б она была</text:p>
          </table:table-cell>
          <table:table-cell table:style-name="ce52" office:value-type="string" calcext:value-type="string">
            <text:p>Уход с линии удара неблагополучных условий</text:p>
          </table:table-cell>
        </table:table-row>
        <table:table-row table:style-name="ro2">
          <table:table-cell office:value-type="string" calcext:value-type="string">
            <text:p>Техн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Техническое (ТТХ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формационно Техн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Логис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форм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Автоматиз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ммуникационн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Анатом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Псих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Э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Целе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Мотив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Образовате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Демографиче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Сырьевое / Ресурс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лима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е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Фаз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лдов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вант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Упаковоч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Дизайнер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Смиренчен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еограф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Лабиринт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Организацион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Стратегическ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Страхов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Тайм Менеджмент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Патент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Инфраструктур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Скорост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Интеграцион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Качествен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Экономическ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Финансов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Репутационн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Экологическое</text:p>
          </table:table-cell>
          <table:table-cell table:number-columns-repeated="9"/>
        </table:table-row>
        <table:table-row table:style-name="ro2">
          <table:table-cell table:style-name="ce55" office:value-type="string" calcext:value-type="string">
            <text:p>Разрешите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Цен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арантий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Праведност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нтро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новационное</text:p>
          </table:table-cell>
          <table:table-cell table:number-columns-repeated="9"/>
        </table:table-row>
        <table:table-row table:style-name="ro2" table:number-rows-repeated="104852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2">
          <table:table-cell table:style-name="ce45" office:value-type="string" calcext:value-type="string">
            <text:p>Пока что я тут ничего писать не буду потому что время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По этому не знаю. 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45" table:number-columns-repeated="127"/>
          <table:table-cell table:number-columns-repeated="896"/>
        </table:table-row>
        <table:table-row table:style-name="ro2">
          <table:table-cell table:style-name="ce45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45" table:number-columns-repeated="127"/>
          <table:table-cell table:number-columns-repeated="896"/>
        </table:table-row>
        <table:table-row table:style-name="ro2" table:number-rows-repeated="122">
          <table:table-cell table:style-name="ce45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2">
          <table:table-cell table:style-name="ce52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2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2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2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2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00:39:13.023979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editing-duration>PT6H12M24S</meta:editing-duration>
    <meta:generator>LibreOffice/6.0.7.3$Linux_X86_64 LibreOffice_project/00m0$Build-3</meta:generator>
    <dc:title>Групинг</dc:title>
    <meta:creation-date>2020-05-02T00:39:18.747392399</meta:creation-date>
    <dc:date>2020-05-02T07:35:38.009792687</dc:date>
    <meta:document-statistic meta:table-count="42" meta:cell-count="1102" meta:object-count="0"/>
    <meta:template xlink:type="simple" xlink:actuate="onRequest" xlink:title="Групинг" xlink:href="../../../../Templates/Групинг.ots" meta:date="2020-05-02T00:39:14.727145895"/>
  </office:meta>
</office:document-meta>
</file>